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" svg:font-family="'Segoe UI', 'Segoe UI Web (West European)', 'Segoe UI', apple-system, BlinkMacSystemFont, Roboto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6a6cc" officeooo:paragraph-rsid="0006a6cc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6a6cc" officeooo:paragraph-rsid="000f08a1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81399" officeooo:paragraph-rsid="0006a6cc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81399" officeooo:paragraph-rsid="00081399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a8d03" officeooo:paragraph-rsid="000a8d0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a8d03" officeooo:paragraph-rsid="000bb876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a8d03" officeooo:paragraph-rsid="000f08a1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e0ae7" officeooo:paragraph-rsid="000e0ae7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f08a1" officeooo:paragraph-rsid="000f08a1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0d475" officeooo:paragraph-rsid="0010d475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1fe08" officeooo:paragraph-rsid="0011fe08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2f0a6" officeooo:paragraph-rsid="0012f0a6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343cd" officeooo:paragraph-rsid="001343cd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446b9" officeooo:paragraph-rsid="001446b9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56ceb" officeooo:paragraph-rsid="00156ceb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5d9ae" officeooo:paragraph-rsid="0015d9ae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ab4c0" officeooo:paragraph-rsid="001ab4c0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0f08a1" officeooo:paragraph-rsid="000f08a1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0a8d03" officeooo:paragraph-rsid="000d9096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0e0ae7" officeooo:paragraph-rsid="000e0ae7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0f08a1" officeooo:paragraph-rsid="000f08a1" style:font-weight-asian="normal" style:font-weight-complex="normal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style:text-underline-style="solid" style:text-underline-width="auto" style:text-underline-color="font-color" fo:font-weight="bold" officeooo:rsid="000a8d03" officeooo:paragraph-rsid="000f08a1" style:font-weight-asian="bold" style:font-weight-complex="bold"/>
    </style:style>
    <style:style style:name="P2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6a6cc" officeooo:paragraph-rsid="0006a6cc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9948b" style:font-weight-asian="normal" style:font-weight-complex="normal"/>
    </style:style>
    <style:style style:name="T4" style:family="text">
      <style:text-properties style:text-underline-style="none" fo:font-weight="normal" officeooo:rsid="0009d41d" style:font-weight-asian="normal" style:font-weight-complex="normal"/>
    </style:style>
    <style:style style:name="T5" style:family="text">
      <style:text-properties style:text-underline-style="none" fo:font-weight="normal" officeooo:rsid="000bb876" style:font-weight-asian="normal" style:font-weight-complex="normal"/>
    </style:style>
    <style:style style:name="T6" style:family="text">
      <style:text-properties style:text-underline-style="none" fo:font-weight="normal" officeooo:rsid="000d2953" style:font-weight-asian="normal" style:font-weight-complex="normal"/>
    </style:style>
    <style:style style:name="T7" style:family="text">
      <style:text-properties style:text-underline-style="none" fo:font-weight="normal" officeooo:rsid="000d9096" style:font-weight-asian="normal" style:font-weight-complex="normal"/>
    </style:style>
    <style:style style:name="T8" style:family="text">
      <style:text-properties style:text-underline-style="none" fo:font-weight="normal" officeooo:rsid="000f08a1" style:font-weight-asian="normal" style:font-weight-complex="normal"/>
    </style:style>
    <style:style style:name="T9" style:family="text">
      <style:text-properties style:text-underline-style="none" fo:font-weight="normal" officeooo:rsid="000a8d03" style:font-weight-asian="normal" style:font-weight-complex="normal"/>
    </style:style>
    <style:style style:name="T10" style:family="text">
      <style:text-properties style:text-underline-style="none" fo:font-weight="normal" officeooo:rsid="001167e7" style:font-weight-asian="normal" style:font-weight-complex="normal"/>
    </style:style>
    <style:style style:name="T11" style:family="text">
      <style:text-properties style:text-underline-style="none" fo:font-weight="normal" officeooo:rsid="0015d9ae" style:font-weight-asian="normal" style:font-weight-complex="normal"/>
    </style:style>
    <style:style style:name="T12" style:family="text">
      <style:text-properties style:text-underline-style="none" fo:font-weight="normal" officeooo:rsid="001757a8" style:font-weight-asian="normal" style:font-weight-complex="normal"/>
    </style:style>
    <style:style style:name="T13" style:family="text">
      <style:text-properties style:text-underline-style="none" fo:font-weight="normal" officeooo:rsid="001ab4c0" style:font-weight-asian="normal" style:font-weight-complex="normal"/>
    </style:style>
    <style:style style:name="T14" style:family="text">
      <style:text-properties style:text-underline-style="none" fo:font-weight="normal" officeooo:rsid="001c4535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5d9ae" style:font-weight-asian="normal" style:font-weight-complex="normal"/>
    </style:style>
    <style:style style:name="T17" style:family="text">
      <style:text-properties officeooo:rsid="000a8d03"/>
    </style:style>
    <style:style style:name="T18" style:family="text">
      <style:text-properties officeooo:rsid="000d2953"/>
    </style:style>
    <style:style style:name="T19" style:family="text">
      <style:text-properties officeooo:rsid="000d90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</text:p>
      <text:p text:style-name="P3"><text:span text:style-name="T2"/></text:p>
      <text:p text:style-name="P4"><text:span text:style-name="T1">a)</text:span><text:span text:style-name="T2"> Porque a cada iteração, a área de busca é reduzida pela metade, como se o vetor fosse cortado pela metade a cada busca.</text:span></text:p>
      <text:p text:style-name="P4"><text:span text:style-name="T2"/></text:p>
      <text:p text:style-name="P4"><text:span text:style-name="T1">b)</text:span><text:span text:style-name="T2"> </text:span><text:span text:style-name="T3">Busca binária precisa de um tamanho conhecido da estrutura </text:span><text:span text:style-name="T4">e uma livre movimentação para esquerda ou para direita da chave de busca, e isso só possível em arrays.</text:span></text:p>
      <text:p text:style-name="P1"><text:span text:style-name="T2"/></text:p>
      <text:p text:style-name="P1">Q2</text:p>
      <text:p text:style-name="P1"><text:span text:style-name="T2"/></text:p>
      <text:p text:style-name="P5"><text:span text:style-name="T1">a)</text:span></text:p>
      <text:p text:style-name="P5"><text:span text:style-name="T2"><text:tab/></text:span><text:span text:style-name="T6">1.</text:span><text:span text:style-name="T2"><text:tab/>Comparação 1: Chave 10</text:span></text:p>
      <text:p text:style-name="P6"><text:span text:style-name="T2"><text:tab/><text:tab/>Comparação </text:span><text:span text:style-name="T5">2</text:span><text:span text:style-name="T2">: Chave </text:span><text:span text:style-name="T5">14</text:span></text:p>
      <text:p text:style-name="P6"><text:span text:style-name="T5"><text:tab/><text:tab/>Comparação </text:span><text:span text:style-name="T7">3:</text:span><text:span text:style-name="T5"> Chave 16</text:span></text:p>
      <text:p text:style-name="P6"><text:span text:style-name="T5"><text:tab/><text:tab/></text:span><text:span text:style-name="T7">Não encontrou.</text:span></text:p>
      <text:p text:style-name="P8"><text:span text:style-name="T7">3 </text:span><text:span text:style-name="T2">comparações.</text:span></text:p>
      <text:p text:style-name="P6"><text:span text:style-name="T5"/></text:p>
      <text:p text:style-name="P19"><text:tab/><text:span text:style-name="T18">2.<text:tab/></text:span>Comparação 1: Chave 10</text:p>
      <text:p text:style-name="P19"><text:tab/><text:tab/>Comparação <text:span text:style-name="T19">2</text:span>: Chave <text:span text:style-name="T19">6</text:span></text:p>
      <text:p text:style-name="P19"><text:tab/><text:tab/><text:span text:style-name="T19">Encontrou.</text:span></text:p>
      <text:p text:style-name="P20">2 comparações</text:p>
      <text:p text:style-name="P20"/>
      <text:p text:style-name="P18">b)</text:p>
      <text:p text:style-name="P21"><text:tab/>1.<text:tab/><text:span text:style-name="T17">Comparação 1: Chave </text:span>2</text:p>
      <text:p text:style-name="P7"><text:span text:style-name="T2"><text:tab/><text:tab/>Comparação </text:span><text:span text:style-name="T5">2</text:span><text:span text:style-name="T2">: Chave </text:span><text:span text:style-name="T8">4</text:span></text:p>
      <text:p text:style-name="P7"><text:span text:style-name="T5"><text:tab/><text:tab/>Comparação </text:span><text:span text:style-name="T7">3:</text:span><text:span text:style-name="T5"> Chave </text:span><text:span text:style-name="T8">6</text:span></text:p>
      <text:p text:style-name="P22"><text:span text:style-name="T5">Comparação </text:span><text:span text:style-name="T8">4</text:span><text:span text:style-name="T7">:</text:span><text:span text:style-name="T5"> Chave </text:span><text:span text:style-name="T8">8</text:span></text:p>
      <text:p text:style-name="P22"><text:span text:style-name="T5">Comparação </text:span><text:span text:style-name="T8">5</text:span><text:span text:style-name="T7">:</text:span><text:span text:style-name="T5"> Chave </text:span><text:span text:style-name="T8">10</text:span></text:p>
      <text:p text:style-name="P22"><text:span text:style-name="T5">Comparação </text:span><text:span text:style-name="T8">6</text:span><text:span text:style-name="T7">:</text:span><text:span text:style-name="T5"> Chave </text:span><text:span text:style-name="T8">12</text:span></text:p>
      <text:p text:style-name="P22"><text:span text:style-name="T5">Comparação </text:span><text:span text:style-name="T8">7</text:span><text:span text:style-name="T7">:</text:span><text:span text:style-name="T5"> Chave </text:span><text:span text:style-name="T8">14</text:span></text:p>
      <text:p text:style-name="P22"><text:span text:style-name="T5">Comparação </text:span><text:span text:style-name="T8">8</text:span><text:span text:style-name="T7">:</text:span><text:span text:style-name="T5"> Chave </text:span><text:span text:style-name="T8">16</text:span></text:p>
      <text:p text:style-name="P1"><text:span text:style-name="T2"><text:tab/><text:tab/></text:span><text:span text:style-name="T8">Não encontrou.</text:span></text:p>
      <text:p text:style-name="P9"><text:span text:style-name="T2">8 comparações.</text:span></text:p>
      <text:p text:style-name="P9"><text:span text:style-name="T2"/></text:p>
      <text:p text:style-name="P2"><text:span text:style-name="T8"><text:tab/>2.<text:tab/></text:span><text:span text:style-name="T9">Comparação 1: Chave </text:span><text:span text:style-name="T8">2</text:span></text:p>
      <text:p text:style-name="P7"><text:span text:style-name="T2"><text:tab/><text:tab/>Comparação </text:span><text:span text:style-name="T5">2</text:span><text:span text:style-name="T2">: Chave </text:span><text:span text:style-name="T8">4</text:span></text:p>
      <text:p text:style-name="P7"><text:span text:style-name="T5"><text:tab/><text:tab/>Comparação </text:span><text:span text:style-name="T7">3:</text:span><text:span text:style-name="T5"> Chave </text:span><text:span text:style-name="T8">6</text:span></text:p>
      <text:p text:style-name="P7"><text:span text:style-name="T8"><text:tab/><text:tab/>Encontrou.</text:span></text:p>
      <text:p text:style-name="P9"><text:span text:style-name="T2">3 comparações.</text:span></text:p>
      <text:p text:style-name="P9"><text:span text:style-name="T2"/></text:p>
      <text:p text:style-name="P9"><text:span text:style-name="T1">c)</text:span></text:p>
      <text:p text:style-name="P9"><text:span text:style-name="T2"/></text:p>
      <text:p text:style-name="P10"><text:span text:style-name="T2">Busca sequencial tem no máximo n – 1 comparações. Ocorre quando o valor a ser buscado está na última posição do vetor ou não está nele.</text:span></text:p>
      <text:p text:style-name="P10"><text:span text:style-name="T2"/></text:p>
      <text:p text:style-name="P10"><text:span text:style-name="T2">Busca </text:span><text:span text:style-name="T10">binária tem no máximo lgn comparações.</text:span></text:p>
      <text:p text:style-name="P1"><text:span text:style-name="T8"/></text:p>
      <text:p text:style-name="P1"/>
      <text:p text:style-name="P23">Q3</text:p>
      <text:p text:style-name="P1"><text:span text:style-name="T2"/></text:p>
      <text:p text:style-name="P15"><text:span text:style-name="T15">Pior caso</text:span><text:span text:style-name="T2"> seria </text:span><text:span text:style-name="T13">T</text:span><text:span text:style-name="T11">(n), com todos os valores indo para uma mesma posição no hash, sendo colocado na lista encadeada.</text:span></text:p>
      <text:p text:style-name="P15"><text:span text:style-name="T11"/></text:p>
      <text:p text:style-name="P16"><text:span text:style-name="T16">M</text:span><text:span text:style-name="T15">elhor caso</text:span><text:span text:style-name="T2"> seria </text:span><text:span text:style-name="T13">T</text:span><text:span text:style-name="T2">(1), onde cada valor vai para um</text:span><text:span text:style-name="T12">a posição diferente no hash.</text:span></text:p>
      <text:p text:style-name="P1"><text:span text:style-name="T2"/></text:p>
      <text:p text:style-name="P1">Q4</text:p>
      <text:p text:style-name="P1"><text:span text:style-name="T2"/></text:p>
      <text:p text:style-name="P17"><text:span text:style-name="T2">Sim, pois cada valor tem seu endereço. Tendo seu endereço ele é achado quase instantaneamente. Ele é ótimo pois o tempo de procura é constante </text:span><text:span text:style-name="T14">T(1)</text:span><text:span text:style-name="T2">.</text:span></text:p>
      <text:p text:style-name="P1"><text:span text:style-name="T2"/></text:p>
      <text:p text:style-name="P1">Q5</text:p>
      <text:p text:style-name="P1"><text:span text:style-name="T2"/></text:p>
      <text:p text:style-name="P13"><text:span text:style-name="T2">b</text:span></text:p>
      <text:p text:style-name="P1"><text:span text:style-name="T2"/></text:p>
      <text:p text:style-name="P1">Q6</text:p>
      <text:p text:style-name="P1"><text:span text:style-name="T2"/></text:p>
      <text:p text:style-name="P14"><text:span text:style-name="T2">b</text:span></text:p>
      <text:p text:style-name="P1"><text:span text:style-name="T2"/></text:p>
      <text:p text:style-name="P1">Q7</text:p>
      <text:p text:style-name="P1"><text:span text:style-name="T2"/></text:p>
      <text:p text:style-name="P12"><text:span text:style-name="T2">a</text:span></text:p>
      <text:p text:style-name="P1"><text:span text:style-name="T2"/></text:p>
      <text:p text:style-name="P1">Q8</text:p>
      <text:p text:style-name="P1"><text:span text:style-name="T2"/></text:p>
      <text:p text:style-name="P11"><text:span text:style-name="T2">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" svg:font-family="'Segoe UI', 'Segoe UI Web (West European)', 'Segoe UI', apple-system, BlinkMacSystemFont, Roboto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9T18:56:52.680313185</meta:creation-date>
    <dc:date>2020-11-09T21:36:36.562975311</dc:date>
    <meta:editing-duration>PT2H19M13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242" meta:character-count="1318" meta:non-whitespace-character-count="1095"/>
  </office:meta>
</office:document-meta>
</file>